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ountDataProvider.iterator( int firs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ountDataProvid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DataProvider.AccountData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